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2.548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0.512cm"/>
    </style:style>
    <style:style style:name="gr6" style:family="graphic" style:parent-style-name="standard">
      <style:graphic-properties svg:stroke-color="#000000" draw:fill="none" draw:textarea-vertical-align="middle" draw:auto-grow-height="false" fo:min-height="2.761cm" fo:min-width="0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81cm" svg:x="1.211cm" svg:y="3.985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.211cm" svg:y1="4.747cm" svg:x2="4.259cm" svg:y2="4.747cm">
            <text:p/>
          </draw:line>
          <draw:frame draw:style-name="gr3" draw:text-style-name="P3" draw:layer="layout" svg:width="3.048cm" svg:height="0.763cm" svg:x="1.211cm" svg:y="3.985cm">
            <draw:text-box>
              <text:p text:style-name="P2"><text:span text:style-name="T1">input</text:span></text:p>
            </draw:text-box>
          </draw:frame>
        </draw:g>
        <draw:g>
          <draw:line draw:style-name="gr2" draw:text-style-name="P1" draw:layer="layout" svg:x1="1.223cm" svg:y1="5.511cm" svg:x2="4.271cm" svg:y2="5.511cm">
            <text:p/>
          </draw:line>
          <draw:frame draw:style-name="gr3" draw:text-style-name="P3" draw:layer="layout" svg:width="3.048cm" svg:height="0.763cm" svg:x="1.223cm" svg:y="4.749cm">
            <draw:text-box>
              <text:p text:style-name="P2"><text:span text:style-name="T1">input</text:span></text:p>
            </draw:text-box>
          </draw:frame>
        </draw:g>
        <draw:g>
          <draw:line draw:style-name="gr2" draw:text-style-name="P1" draw:layer="layout" svg:x1="1.211cm" svg:y1="6.271cm" svg:x2="4.259cm" svg:y2="6.271cm">
            <text:p/>
          </draw:line>
          <draw:frame draw:style-name="gr3" draw:text-style-name="P3" draw:layer="layout" svg:width="3.048cm" svg:height="0.763cm" svg:x="1.211cm" svg:y="5.509cm">
            <draw:text-box>
              <text:p text:style-name="P2"><text:span text:style-name="T1">...</text:span></text:p>
            </draw:text-box>
          </draw:frame>
        </draw:g>
        <draw:g>
          <draw:line draw:style-name="gr2" draw:text-style-name="P1" draw:layer="layout" svg:x1="1.211cm" svg:y1="7.032cm" svg:x2="4.259cm" svg:y2="7.032cm">
            <text:p/>
          </draw:line>
          <draw:frame draw:style-name="gr3" draw:text-style-name="P3" draw:layer="layout" svg:width="3.048cm" svg:height="0.763cm" svg:x="1.211cm" svg:y="6.27cm">
            <draw:text-box>
              <text:p text:style-name="P2"><text:span text:style-name="T1">input</text:span></text:p>
            </draw:text-box>
          </draw:frame>
        </draw:g>
        <draw:g>
          <draw:line draw:style-name="gr2" draw:text-style-name="P1" draw:layer="layout" svg:x1="1.211cm" svg:y1="7.795cm" svg:x2="4.259cm" svg:y2="7.795cm">
            <text:p/>
          </draw:line>
          <draw:frame draw:style-name="gr3" draw:text-style-name="P3" draw:layer="layout" svg:width="3.048cm" svg:height="0.763cm" svg:x="1.211cm" svg:y="7.033cm">
            <draw:text-box>
              <text:p text:style-name="P2"><text:span text:style-name="T1">input</text:span></text:p>
            </draw:text-box>
          </draw:frame>
        </draw:g>
        <draw:custom-shape draw:style-name="gr1" draw:text-style-name="P1" draw:layer="layout" svg:width="3.048cm" svg:height="3.81cm" svg:x="6.211cm" svg:y="3.985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6.211cm" svg:y1="4.747cm" svg:x2="9.259cm" svg:y2="4.747cm">
            <text:p/>
          </draw:line>
          <draw:frame draw:style-name="gr3" draw:text-style-name="P3" draw:layer="layout" svg:width="3.048cm" svg:height="0.763cm" svg:x="6.211cm" svg:y="3.985cm">
            <draw:text-box>
              <text:p text:style-name="P2"><text:span text:style-name="T1">meta</text:span></text:p>
            </draw:text-box>
          </draw:frame>
        </draw:g>
        <draw:g>
          <draw:line draw:style-name="gr2" draw:text-style-name="P1" draw:layer="layout" svg:x1="6.223cm" svg:y1="5.511cm" svg:x2="9.271cm" svg:y2="5.511cm">
            <text:p/>
          </draw:line>
          <draw:frame draw:style-name="gr3" draw:text-style-name="P3" draw:layer="layout" svg:width="3.048cm" svg:height="0.763cm" svg:x="6.223cm" svg:y="4.749cm">
            <draw:text-box>
              <text:p text:style-name="P2"><text:span text:style-name="T1">meta</text:span></text:p>
            </draw:text-box>
          </draw:frame>
        </draw:g>
        <draw:g>
          <draw:line draw:style-name="gr2" draw:text-style-name="P1" draw:layer="layout" svg:x1="6.211cm" svg:y1="6.271cm" svg:x2="9.259cm" svg:y2="6.271cm">
            <text:p/>
          </draw:line>
          <draw:frame draw:style-name="gr3" draw:text-style-name="P3" draw:layer="layout" svg:width="3.048cm" svg:height="0.763cm" svg:x="6.211cm" svg:y="5.509cm">
            <draw:text-box>
              <text:p text:style-name="P2"><text:span text:style-name="T1">...</text:span></text:p>
            </draw:text-box>
          </draw:frame>
        </draw:g>
        <draw:g>
          <draw:line draw:style-name="gr2" draw:text-style-name="P1" draw:layer="layout" svg:x1="6.211cm" svg:y1="7.032cm" svg:x2="9.259cm" svg:y2="7.032cm">
            <text:p/>
          </draw:line>
          <draw:frame draw:style-name="gr3" draw:text-style-name="P3" draw:layer="layout" svg:width="3.048cm" svg:height="0.763cm" svg:x="6.211cm" svg:y="6.27cm">
            <draw:text-box>
              <text:p text:style-name="P2"><text:span text:style-name="T1">meta</text:span></text:p>
            </draw:text-box>
          </draw:frame>
        </draw:g>
        <draw:g>
          <draw:line draw:style-name="gr2" draw:text-style-name="P1" draw:layer="layout" svg:x1="6.211cm" svg:y1="7.795cm" svg:x2="9.259cm" svg:y2="7.795cm">
            <text:p/>
          </draw:line>
          <draw:frame draw:style-name="gr3" draw:text-style-name="P3" draw:layer="layout" svg:width="3.048cm" svg:height="0.763cm" svg:x="6.211cm" svg:y="7.033cm">
            <draw:text-box>
              <text:p text:style-name="P2"><text:span text:style-name="T1">meta</text:span></text:p>
            </draw:text-box>
          </draw:frame>
        </draw:g>
        <draw:line draw:style-name="gr4" draw:text-style-name="P1" draw:layer="layout" svg:x1="4.259cm" svg:y1="4.366cm" svg:x2="6.164cm" svg:y2="4.366cm">
          <text:p/>
        </draw:line>
        <draw:line draw:style-name="gr4" draw:text-style-name="P1" draw:layer="layout" svg:x1="4.259cm" svg:y1="5.128cm" svg:x2="6.164cm" svg:y2="5.128cm">
          <text:p/>
        </draw:line>
        <draw:line draw:style-name="gr4" draw:text-style-name="P1" draw:layer="layout" svg:x1="4.259cm" svg:y1="6.652cm" svg:x2="6.164cm" svg:y2="6.652cm">
          <text:p/>
        </draw:line>
        <draw:line draw:style-name="gr4" draw:text-style-name="P1" draw:layer="layout" svg:x1="4.259cm" svg:y1="7.414cm" svg:x2="6.164cm" svg:y2="7.414cm">
          <text:p/>
        </draw:line>
        <draw:frame draw:style-name="gr5" draw:text-style-name="P3" draw:layer="layout" svg:width="3.048cm" svg:height="0.763cm" svg:x="11.16cm" svg:y="5.509cm">
          <draw:text-box>
            <text:p text:style-name="P2"><text:span text:style-name="T1">output</text:span></text:p>
          </draw:text-box>
        </draw:frame>
        <draw:line draw:style-name="gr4" draw:text-style-name="P1" draw:layer="layout" svg:x1="9.32cm" svg:y1="4.366cm" svg:x2="11.117cm" svg:y2="5.89cm">
          <text:p/>
        </draw:line>
        <draw:line draw:style-name="gr4" draw:text-style-name="P1" draw:layer="layout" svg:x1="9.32cm" svg:y1="7.414cm" svg:x2="11.117cm" svg:y2="6.017cm">
          <text:p/>
        </draw:line>
        <draw:custom-shape draw:style-name="gr6" draw:text-style-name="P1" draw:layer="layout" svg:width="0.889cm" svg:height="3.175cm" draw:transform="rotate (-1.5707963267949) translate (4.259cm 2.61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889cm" svg:height="3.175cm" draw:transform="rotate (-1.5707963267949) translate (9.299cm 2.61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889cm" svg:height="3.175cm" draw:transform="rotate (-1.5707963267949) translate (14.159cm 2.61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1.905cm" svg:height="0.763cm" svg:x="4.259cm" svg:y="5.535cm">
          <draw:text-box>
            <text:p text:style-name="P2"><text:span text:style-name="T1">...</text:span></text:p>
          </draw:text-box>
        </draw:frame>
        <draw:frame draw:style-name="gr7" draw:text-style-name="P3" draw:layer="layout" svg:width="1.905cm" svg:height="0.763cm" svg:x="9.06cm" svg:y="5.536cm">
          <draw:text-box>
            <text:p text:style-name="P2"><text:span text:style-name="T1">...</text:span></text:p>
          </draw:text-box>
        </draw:frame>
        <draw:frame draw:style-name="gr8" draw:text-style-name="P3" draw:layer="layout" svg:width="1.725cm" svg:height="0.763cm" svg:x="1.792cm" svg:y="1.127cm">
          <draw:text-box>
            <text:p text:style-name="P2">inputs</text:p>
          </draw:text-box>
        </draw:frame>
        <draw:frame draw:style-name="gr8" draw:text-style-name="P3" draw:layer="layout" svg:width="2.415cm" svg:height="1.275cm" svg:x="6.493cm" svg:y="1.127cm">
          <draw:text-box>
            <text:p text:style-name="P2">persisted</text:p>
            <text:p text:style-name="P2">metadata</text:p>
          </draw:text-box>
        </draw:frame>
        <draw:frame draw:style-name="gr8" draw:text-style-name="P3" draw:layer="layout" svg:width="2.568cm" svg:height="1.275cm" svg:x="11.293cm" svg:y="1.127cm">
          <draw:text-box>
            <text:p text:style-name="P2">aggregate</text:p>
            <text:p text:style-name="P2"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6T10:54:59.281301000</meta:creation-date>
    <dc:date>2015-12-26T12:40:25.203796000</dc:date>
    <meta:editing-duration>PT1H14M53S</meta:editing-duration>
    <meta:editing-cycles>3</meta:editing-cycles>
    <meta:generator>LibreOffice/5.0.3.2$MacOSX_X86_64 LibreOffice_project/e5f16313668ac592c1bfb310f4390624e3dbfb75</meta:generator>
    <meta:document-statistic meta:object-count="47"/>
  </office:meta>
</office:document-meta>
</file>